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text-properties officeooo:rsid="0011246f" officeooo:paragraph-rsid="0011246f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2975a" officeooo:paragraph-rsid="0012975a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11246f" officeooo:paragraph-rsid="0011246f" style:font-weight-asian="normal" style:font-weight-complex="normal"/>
    </style:style>
    <style:style style:name="P8" style:family="paragraph" style:parent-style-name="Standard">
      <style:text-properties fo:font-weight="normal" officeooo:rsid="0012975a" officeooo:paragraph-rsid="0012975a" style:font-weight-asian="normal" style:font-weight-complex="normal"/>
    </style:style>
    <style:style style:name="P9" style:family="paragraph" style:parent-style-name="Standard">
      <style:text-properties officeooo:rsid="0012975a" officeooo:paragraph-rsid="0012975a"/>
    </style:style>
    <style:style style:name="T1" style:family="text">
      <style:text-properties officeooo:rsid="0011246f"/>
    </style:style>
    <style:style style:name="T2" style:family="text">
      <style:text-properties officeooo:rsid="001297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SOBRE VIRTUALIZACIÓN DE SSOO TIPO 2</text:p>
      <text:p text:style-name="P1"/>
      <text:p text:style-name="P4">1) Averiguar para qué sirve el Extension Pack de Virtualbox</text:p>
      <text:p text:style-name="P4"/>
      <text:p text:style-name="P3">Es una serie de herramientas que permite habilitar ciertas funciones dentro de virtualbox.</text:p>
      <text:p text:style-name="Standard"/>
      <text:p text:style-name="P4">2) Averigua qué novedades vienen en la nueva versión de Vmware Workstation 15 que acaba de salir al mercado y las diferencias entre la edición pro y player.</text:p>
      <text:p text:style-name="Standard"/>
      <text:p text:style-name="P3">Mas soporte de nuevos sistemas operativos, autoplug USB, DirexX 10.1 para juegos.</text:p>
      <text:p text:style-name="Standard"/>
      <text:p text:style-name="P4">3) Averiguar qué son los servicios virtualizados en Virtualbo<text:span text:style-name="T1">x</text:span></text:p>
      <text:p text:style-name="P4"/>
      <text:p text:style-name="P6"/>
      <text:p text:style-name="Standard"/>
      <text:p text:style-name="P4">4) Investiga la forma de convertir un disco duro .vmdk (originalmente de Vmware) a .vdi (Virtualbox)</text:p>
      <text:p text:style-name="Standard"/>
      <text:p text:style-name="P3">Para poder convertirlo tiene que ir al directorio de virtualbox y buscar el Vboxmanaher.exe y ejecutarlo, una vez ejecutado pones el comando clonehd -format VDI nombredisco.vdmk \vdi\nuevonombre.vdi</text:p>
      <text:p text:style-name="Standard"/>
      <text:p text:style-name="P4">5) Comprueba cómo se accede a la configuración avanzada de la RED tanto en Virtualbox como Vmware.</text:p>
      <text:p text:style-name="P4"/>
      <text:p text:style-name="P7">Dentro de virtualbox, selecionas la maquina, configuracion →red → avanzado.</text:p>
      <text:p text:style-name="Standard"/>
      <text:p text:style-name="P4">6) Averiguar qué es un archivo con extensión .vhd</text:p>
      <text:p text:style-name="Standard"/>
      <text:p text:style-name="P3">Son las siglas de Virtuall Hard Drive, es decir el el formato que tiene el archivo de discos duros virtuales de virtualbox</text:p>
      <text:p text:style-name="Standard"/>
      <text:p text:style-name="P4">7) Comprobar cómo se puede cambiar el directorio dónde se crean las máquinas virtuales por defecto en Virtualbox y Vmware</text:p>
      <text:p text:style-name="Standard"/>
      <text:p text:style-name="P3">En virtualbox se hace desde archivos → preferencias → ruta predeterminado</text:p>
      <text:p text:style-name="P3"/>
      <text:p text:style-name="P3">en Vmware <text:span text:style-name="T2">desde ventanas → biblioteca de maquinas → ruta por defecto</text:span></text:p>
      <text:p text:style-name="P3"/>
      <text:p text:style-name="P4">8) Investiga otras opciones de virtualización en Pcs como por ejemplo QEMU, enumera las características principales.</text:p>
      <text:p text:style-name="P6"/>
      <text:p text:style-name="P6">Wineskin Winery: <text:span text:style-name="T2">Codigo abierto y gratis</text:span></text:p>
      <text:p text:style-name="Standard">Boot Camp: <text:span text:style-name="T2">Creado por apple para las MAC</text:span></text:p>
      <text:p text:style-name="Standard"/>
      <text:p text:style-name="Standard"/>
      <text:p text:style-name="P4">9) Averigua cómo acceder de forma remota a las máquinas virtuales tanto en VirtualBox como en Vmware.</text:p>
      <text:p text:style-name="P4"/>
      <text:p text:style-name="P9">En virtualbox hay que habilitar la opcion de pantalla remota para iniciar el servidor, en el equipo cliente hay que instalar la heramienta remmina y cargar la configuracion que hemos puesto desde el equipo remoto en virtualbox</text:p>
      <text:p text:style-name="Standard"><text:soft-page-break/></text:p>
      <text:p text:style-name="P4">10) Cómo podrías ver el contenido de un disco virtual .vmdk o .vdi desde fuera de la máquina virtual?</text:p>
      <text:p text:style-name="P5"/>
      <text:p text:style-name="P8">En equipos windows el adminitrador de discos permite montar los discos virtuales a la maquina real u verlos como discos montados</text:p>
      <text:p text:style-name="Standard"/>
      <text:p text:style-name="P4">11) Averigua si el PC de clase podría correr Hyper-V de Microsoft</text:p>
      <text:p text:style-name="P4"/>
      <text:p text:style-name="P8">No, hyper-v solo puede usarse en maquina con windows 10/10pro y windows 11/11pr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drid </meta:initial-creator>
    <meta:creation-date>2014-10-08T14:01:00Z</meta:creation-date>
    <dc:date>2022-10-03T12:49:57.651213864</dc:date>
    <meta:editing-cycles>8</meta:editing-cycles>
    <meta:editing-duration>PT17M53S</meta:editing-duration>
    <meta:document-statistic meta:table-count="0" meta:image-count="0" meta:object-count="0" meta:page-count="2" meta:paragraph-count="24" meta:word-count="372" meta:character-count="2296" meta:non-whitespace-character-count="1948"/>
    <meta:template xlink:type="simple" xlink:actuate="onRequest" xlink:title="" xlink:href="../../Descargas/CuestionesVirtualizacionSSOO-tipo2.odt/Normal"/>
  </office:meta>
</office:document-meta>
</file>